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3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5" style:family="table-column">
      <style:table-column-properties style:column-width="3.0833in" style:use-optimal-column-width="false"/>
    </style:style>
    <style:style style:name="TableColumn6" style:family="table-column">
      <style:table-column-properties style:column-width="0.4791in" style:use-optimal-column-width="false"/>
    </style:style>
    <style:style style:name="TableColumn7" style:family="table-column">
      <style:table-column-properties style:column-width="0.8437in" style:use-optimal-column-width="false"/>
    </style:style>
    <style:style style:name="TableColumn8" style:family="table-column">
      <style:table-column-properties style:column-width="2.5937in" style:use-optimal-column-width="false"/>
    </style:style>
    <style:style style:name="Table4" style:family="table">
      <style:table-properties style:width="7in" fo:margin-left="0.0145in" table:align="left"/>
    </style:style>
    <style:style style:name="TableRow9" style:family="table-row">
      <style:table-row-properties style:min-row-height="0.3125in" style:use-optimal-row-height="fals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1" style:parent-style-name="DefaultParagraphFont" style:family="text">
      <style:text-properties fo:font-weight="bold" style:font-weight-asian="bold" style:font-weight-complex="bold" fo:color="#365F91"/>
    </style:style>
    <style:style style:name="T12" style:parent-style-name="DefaultParagraphFont" style:family="text">
      <style:text-properties fo:color="#365F91"/>
    </style:style>
    <style:style style:name="T13" style:parent-style-name="DefaultParagraphFont" style:family="text">
      <style:text-properties style:font-name-complex="Dubai Medium" fo:color="#000000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7" style:parent-style-name="DefaultParagraphFont" style:family="text">
      <style:text-properties fo:font-weight="bold" style:font-weight-asian="bold" style:font-weight-complex="bold" fo:color="#365F91"/>
    </style:style>
    <style:style style:name="T18" style:parent-style-name="DefaultParagraphFont" style:family="text">
      <style:text-properties fo:color="#365F91"/>
    </style:style>
    <style:style style:name="TableRow19" style:family="table-row">
      <style:table-row-properties style:min-row-height="0.3125in" style:use-optimal-row-height="false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" style:parent-style-name="DefaultParagraphFont" style:family="text">
      <style:text-properties fo:font-weight="bold" style:font-weight-asian="bold" style:font-weight-complex="bold" fo:color="#365F91"/>
    </style:style>
    <style:style style:name="T24" style:parent-style-name="DefaultParagraphFont" style:family="text">
      <style:text-properties fo:color="#365F91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ableRow27" style:family="table-row">
      <style:table-row-properties style:min-row-height="0.3743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text-properties fo:font-weight="bold" style:font-weight-asian="bold" style:font-weight-complex="bold" fo:color="#365F91"/>
    </style:style>
    <style:style style:name="TableRow30" style:family="table-row">
      <style:table-row-properties style:min-row-height="0.2993in" style:use-optimal-row-height="false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3" style:parent-style-name="Standard" style:family="paragraph">
      <style:paragraph-properties fo:margin-left="1.5083in" fo:text-indent="-1.5083in">
        <style:tab-stops/>
      </style:paragraph-properties>
    </style:style>
    <style:style style:name="TableRow34" style:family="table-row">
      <style:table-row-properties style:min-row-height="0.368in" style:use-optimal-row-height="false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7" style:parent-style-name="Standard" style:family="paragraph">
      <style:paragraph-properties fo:margin-left="0.6in" fo:text-indent="-0.6in">
        <style:tab-stops/>
      </style:paragraph-properties>
    </style:style>
    <style:style style:name="P38" style:parent-style-name="Standard" style:family="paragraph">
      <style:text-properties fo:font-weight="bold" style:font-weight-asian="bold" style:font-weight-complex="bold" fo:color="#365F91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ableRow40" style:family="table-row">
      <style:table-row-properties style:min-row-height="0.868in" style:use-optimal-row-height="false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365F91"/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Row51" style:family="table-row">
      <style:table-row-properties style:min-row-height="0.5083in"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4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5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6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7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8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9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60" style:family="table-row">
      <style:table-row-properties style:min-row-height="0.5055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62" style:parent-style-name="DefaultParagraphFont" style:family="text">
      <style:text-properties fo:font-weight="bold" style:font-weight-asian="bold" style:font-weight-complex="bold" fo:color="#365F91"/>
    </style:style>
    <style:style style:name="TableRow63" style:family="table-row">
      <style:table-row-properties style:min-row-height="0.6083in" style:use-optimal-row-height="false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Payslip E</text:span><text:span text:style-name="T3">dition</text:span>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Standard"><text:span text:style-name="T11">Use Case Name</text:span><text:span text:style-name="T12">:</text:span><text:s/><text:span text:style-name="T13">Payslip Edition</text:span></text:p>
          </table:table-cell>
          <table:covered-table-cell/>
          <table:table-cell table:style-name="TableCell14">
            <text:p text:style-name="Standard"><text:span text:style-name="T15">ID:</text:span><text:tab/>7</text:p>
          </table:table-cell>
          <table:table-cell table:style-name="TableCell16">
            <text:p text:style-name="Standard"><text:span text:style-name="T17">Importance Level:</text:span><text:span text:style-name="T18"><text:s/></text:span><text:s/>High</text:p>
          </table:table-cell>
        </table:table-row>
        <table:table-row table:style-name="TableRow19">
          <table:table-cell table:style-name="TableCell20">
            <text:p text:style-name="Standard"><text:span text:style-name="T21">Primary Actor :<text:s/></text:span>Manager</text:p>
          </table:table-cell>
          <table:table-cell table:style-name="TableCell22" table:number-columns-spanned="3">
            <text:p text:style-name="Standard"><text:span text:style-name="T23">Use Case Type:</text:span><text:span text:style-name="T24"><text:s text:c="2"/></text:span><text:span text:style-name="T25">Detail, Essential</text:span><text:span text:style-name="T26"><text:tab/></text:span>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4">
            <text:p text:style-name="P29">Stakeholders and Interests:<text:s/><text:tab/></text:p>
            <text:p text:style-name="Standard"><text:s/><text:tab/>Manager – wants to edit his/her employees’ payslip.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4">
            <text:p text:style-name="P32">Brief Description:<text:tab/></text:p>
            <text:p text:style-name="P33"><text:s text:c="12"/>This use case describes how manager can edit<text:s/>his/her employees’ payslip.</text:p>
          </table:table-cell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4">
            <text:p text:style-name="P36">Trigger:</text:p>
            <text:p text:style-name="P37"><text:s text:c="9"/>Manager clicks the PayslipEdition button in PayslipManagment page.</text:p>
            <text:p text:style-name="P38">Type:</text:p>
            <text:p text:style-name="P39">External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4">
            <text:p text:style-name="P42">Relationships:</text:p>
            <text:p text:style-name="P43"><text:span text:style-name="T44">Association</text:span>: Manager</text:p>
            <text:p text:style-name="P45"><text:tab/><text:span text:style-name="T46">Include</text:span>:</text:p>
            <text:p text:style-name="P47"><text:tab/><text:span text:style-name="T48">Extend</text:span>:</text:p>
            <text:p text:style-name="P49"><text:tab/><text:span text:style-name="T50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4">
            <text:p text:style-name="P53">Normal Flow of Events:</text:p>
            <text:list text:style-name="WWNum1" text:continue-numbering="true">
              <text:list-item>
                <text:p text:style-name="P54">Manager<text:s/>sees <text:s/>his/her employees’ list.</text:p>
              </text:list-item>
            </text:list>
            <text:list text:style-name="WWNum1" text:continue-numbering="true">
              <text:list-item>
                <text:p text:style-name="P55">He/She can search and filter employees’ list.</text:p>
              </text:list-item>
              <text:list-item>
                <text:p text:style-name="P56">He/She selects<text:s/>one employee.</text:p>
              </text:list-item>
              <text:list-item>
                <text:p text:style-name="P57">He/She sees the selected employee’s payslip.</text:p>
              </text:list-item>
              <text:list-item>
                <text:p text:style-name="P58">He/She edits the selected employee’s payslip.</text:p>
              </text:list-item>
              <text:list-item>
                <text:p text:style-name="P59">He/She confirms the chang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Standard"><text:span text:style-name="T62">Sub Flows:</text:span>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 table:number-columns-spanned="4">
            <text:p text:style-name="P65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8:00Z</meta:creation-date>
    <dc:date>2020-06-12T16:08:00Z</dc:date>
    <meta:template xlink:href="Normal.dotm" xlink:type="simple"/>
    <meta:editing-cycles>18</meta:editing-cycles>
    <meta:editing-duration>PT3240S</meta:editing-duration>
    <meta:document-statistic meta:page-count="1" meta:paragraph-count="1" meta:word-count="120" meta:character-count="808" meta:row-count="5" meta:non-whitespace-character-count="689"/>
  </office:meta>
</office:document-meta>
</file>